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list-style-name="L1"/>
    <style:style style:name="P4" style:family="paragraph" style:parent-style-name="Standard" style:list-style-name="L3"/>
    <style:style style:name="P5"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shroom incubator api</text:p>
      <text:p text:style-name="Standard"/>
      <text:p text:style-name="P2">Doel</text:p>
      <text:p text:style-name="Standard"/>
      <text:p text:style-name="Standard">Een api maken tussen een 'mushroom incubator' en een database. Hierbij doet de api voornamelijk 2 <text:s text:c="2"/>dingen.</text:p>
      <text:p text:style-name="Standard">Ten eerste, nuttige informatie over de 'mushroom incubator' zijn toestand opslagen in een database.</text:p>
      <text:p text:style-name="Standard">Ten tweede, de nodige apparatuur laten werken wanneer nodig.</text:p>
      <text:p text:style-name="Standard"/>
      <text:p text:style-name="P2">Doel in detail</text:p>
      <text:p text:style-name="P2"/>
      <text:p text:style-name="Standard">In de eerste versie is het doel om een api te maken die enkel de temperatuur opslaat en indien nodig een warmtemat aanzet. Ook wordt er nuttige informatie opgeslagen <text:s/>over de groei van de paddenstoel zoals de naam van de paddenstoel, start tijd van de groei, ...</text:p>
      <text:p text:style-name="Standard"/>
      <text:p text:style-name="P2">Wat is een mushroom incubator?</text:p>
      <text:p text:style-name="Standard"/>
      <text:p text:style-name="Standard">Dit is een systeem dat op kunstmatige wijze de juiste omstandigheden maakt voor het groeien van paddenstoelen. Een andere omschrijving zou zijn, een broedmachine voor paddenstoelen.</text:p>
      <text:p text:style-name="Standard"/>
      <text:p text:style-name="P2">Waarom api?</text:p>
      <text:p text:style-name="Standard"/>
      <text:p text:style-name="Standard">De juiste omstandigheden maken om binnen paddenstoelen te kweken hebben veel aandacht nodig. De temperatuur moet constant blijven, de vochtigheidsgraad moet hoog blijven en er moet voldoende luchtverversing zijn. Dit zijn dingen die geautomatiseerd kunnen worden met onder andere een api.</text:p>
      <text:p text:style-name="Standard"/>
      <text:p text:style-name="Standard">Hoe?</text:p>
      <text:p text:style-name="Standard"/>
      <text:p text:style-name="Standard">Met python wordt de api geschreven. Als database wordt mariadb gebruikt. De incubator wordt gebouwd met verschillende componenten (een detail beschrijving volgt) in samenwerking met een raspberry pi.</text:p>
      <text:p text:style-name="Standard"/>
      <text:p text:style-name="Standard">Benodigdheden</text:p>
      <text:p text:style-name="Standard"/>
      <text:list xml:id="list4665583905928611151" text:style-name="L1">
        <text:list-item>
          <text:p text:style-name="P3">Laptop: om te programmeren en de raspberry pi te configureren.</text:p>
          <text:list>
            <text:list-item>
              <text:p text:style-name="P3">Standaard laptop.</text:p>
            </text:list-item>
          </text:list>
        </text:list-item>
        <text:list-item>
          <text:p text:style-name="P3">Rapsberry pi: om de api en de componenten te laten samenwerken.</text:p>
          <text:list>
            <text:list-item>
              <text:p text:style-name="P3">Raspberry pi 4 B met 2Gb ram + oplaad kabel/adapter.</text:p>
            </text:list-item>
          </text:list>
        </text:list-item>
        <text:list-item>
          <text:p text:style-name="P3">Plastic doos met deksel: als incubator omhulsel.</text:p>
          <text:list>
            <text:list-item>
              <text:p text:style-name="P3">Nog niet gemeten.</text:p>
            </text:list-item>
          </text:list>
        </text:list-item>
        <text:list-item>
          <text:p text:style-name="P3">Temperatuur sensor: om de temperatuur te meten.</text:p>
          <text:list>
            <text:list-item>
              <text:p text:style-name="P3">DS18b20 met adapter.</text:p>
            </text:list-item>
          </text:list>
        </text:list-item>
      </text:list>
      <text:list xml:id="list8260862940034030380" text:style-name="L3">
        <text:list-item>
          <text:p text:style-name="P4">Relais module</text:p>
          <text:list>
            <text:list-item>
              <text:p text:style-name="P4">Spanningsbereik: 240VAC, 10A/28VDC, 10A</text:p>
            </text:list-item>
            <text:list-item>
              <text:p text:style-name="P4">Bedrijfsspanning: 5V</text:p>
            </text:list-item>
          </text:list>
        </text:list-item>
      </text:list>
      <text:list xml:id="list9034495201893293273" text:style-name="L4">
        <text:list-item>
          <text:p text:style-name="P5">Breadboard</text:p>
        </text:list-item>
        <text:list-item>
          <text:p text:style-name="P5">Lijmpistool</text:p>
        </text:list-item>
        <text:list-item>
          <text:p text:style-name="P5">Soldeer gereedschap</text:p>
        </text:list-item>
        <text:list-item>
          <text:p text:style-name="P5">micro-HDMI naar HDMI</text:p>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ishian Gracida</meta:initial-creator>
    <meta:creation-date>2022-03-10T20:42:29.20</meta:creation-date>
    <dc:date>2022-03-10T21:32:34.19</dc:date>
    <dc:creator>Grishian Gracida</dc:creator>
    <meta:editing-duration>PT33M3S</meta:editing-duration>
    <meta:editing-cycles>3</meta:editing-cycles>
    <meta:generator>OpenOffice/4.1.11$Win32 OpenOffice.org_project/4111m1$Build-9808</meta:generator>
    <meta:document-statistic meta:table-count="0" meta:image-count="0" meta:object-count="0" meta:page-count="2" meta:paragraph-count="29" meta:word-count="281" meta:character-count="1767"/>
  </office:meta>
</office:document-meta>
</file>